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5]-[.F15]" office:value-type="float" office:value="310" calcext:value-type="float">
            <text:p>31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5])" office:value-type="float" office:value="310" calcext:value-type="float">
            <text:p>31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7.228888305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7.2310320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37.587655781</dc:date>
    <meta:print-date>2019-12-18T08:56:40.082000000</meta:print-date>
    <dc:language>pt-PT</dc:language>
    <meta:editing-cycles>667</meta:editing-cycles>
    <meta:editing-duration>PT20H57M18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